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/>
    </style:style>
    <style:style style:name="P2" style:family="paragraph" style:parent-style-name="Standard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3" style:family="paragraph" style:parent-style-name="Standard">
      <style:paragraph-properties fo:margin-left="0.5in" fo:margin-right="0in" fo:margin-top="0in" fo:margin-bottom="0in" style:contextual-spacing="false" fo:line-height="100%" fo:text-indent="-0.25in" style:auto-text-indent="false"/>
      <style:text-properties officeooo:paragraph-rsid="0017a556"/>
    </style:style>
    <style:style style:name="P4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/>
      <style:text-properties fo:font-size="6pt" style:font-size-asian="5.25pt" style:font-size-complex="6pt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fo:font-size="6pt" style:font-size-asian="5.25pt" style:font-size-complex="6pt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01a517d"/>
    </style:style>
    <style:style style:name="P7" style:family="paragraph" style:parent-style-name="Standard">
      <style:paragraph-properties fo:margin-top="0in" fo:margin-bottom="0in" style:contextual-spacing="false"/>
      <style:text-properties fo:font-size="10pt" fo:font-weight="bold" style:font-size-asian="10pt" style:font-weight-asian="bold" style:font-size-complex="10pt"/>
    </style:style>
    <style:style style:name="P8" style:family="paragraph" style:parent-style-name="Heading_20_3">
      <style:text-properties style:use-window-font-color="true" loext:opacity="0%"/>
    </style:style>
    <style:style style:name="P9" style:family="paragraph" style:parent-style-name="List_20_Paragraph" style:list-style-name="WWNum1">
      <style:paragraph-properties fo:margin-top="0in" fo:margin-bottom="0in" style:contextual-spacing="true" fo:line-height="100%"/>
    </style:style>
    <style:style style:name="P10" style:family="paragraph" style:parent-style-name="List_20_Paragraph" style:list-style-name="WWNum1">
      <style:paragraph-properties fo:margin-top="0in" fo:margin-bottom="0in" style:contextual-spacing="true" fo:line-height="100%"/>
      <style:text-properties officeooo:paragraph-rsid="00199cbc"/>
    </style:style>
    <style:style style:name="P11" style:family="paragraph" style:parent-style-name="List_20_Paragraph" style:list-style-name="WWNum3">
      <style:paragraph-properties fo:margin-top="0in" fo:margin-bottom="0in" style:contextual-spacing="true" fo:line-height="100%"/>
    </style:style>
    <style:style style:name="P12" style:family="paragraph" style:parent-style-name="List_20_Paragraph" style:list-style-name="WWNum2">
      <style:paragraph-properties fo:margin-top="0in" fo:margin-bottom="0in" style:contextual-spacing="true" fo:line-height="100%"/>
    </style:style>
    <style:style style:name="P13" style:family="paragraph" style:parent-style-name="List_20_Paragraph" style:list-style-name="WWNum4">
      <style:paragraph-properties fo:margin-top="0in" fo:margin-bottom="0in" style:contextual-spacing="true" fo:line-height="100%"/>
    </style:style>
    <style:style style:name="P14" style:family="paragraph" style:parent-style-name="List_20_Paragraph" style:list-style-name="WWNum5">
      <style:paragraph-properties fo:margin-top="0in" fo:margin-bottom="0in" style:contextual-spacing="true" fo:line-height="100%"/>
    </style:style>
    <style:style style:name="P15" style:family="paragraph" style:parent-style-name="List_20_Paragraph" style:list-style-name="WWNum6">
      <style:paragraph-properties fo:margin-top="0in" fo:margin-bottom="0in" style:contextual-spacing="true" fo:line-height="100%"/>
    </style:style>
    <style:style style:name="P16" style:family="paragraph" style:parent-style-name="List_20_Paragraph" style:list-style-name="WWNum7">
      <style:paragraph-properties fo:margin-top="0in" fo:margin-bottom="0in" style:contextual-spacing="true" fo:line-height="100%"/>
    </style:style>
    <style:style style:name="P17" style:family="paragraph" style:parent-style-name="List_20_Paragraph" style:list-style-name="WWNum1">
      <style:paragraph-properties fo:margin-top="0in" fo:margin-bottom="0in" style:contextual-spacing="true" fo:line-height="100%"/>
      <style:text-properties fo:font-size="10pt" style:font-size-asian="10pt" style:font-size-complex="10pt"/>
    </style:style>
    <style:style style:name="P18" style:family="paragraph" style:parent-style-name="List_20_Paragraph" style:list-style-name="WWNum2">
      <style:paragraph-properties fo:margin-top="0in" fo:margin-bottom="0in" style:contextual-spacing="true" fo:line-height="100%"/>
      <style:text-properties fo:font-size="10pt" style:font-size-asian="10pt" style:font-size-complex="10pt"/>
    </style:style>
    <style:style style:name="P19" style:family="paragraph" style:parent-style-name="List_20_Paragraph" style:list-style-name="WWNum5">
      <style:paragraph-properties fo:margin-top="0in" fo:margin-bottom="0in" style:contextual-spacing="true" fo:line-height="100%"/>
      <style:text-properties fo:font-size="10pt" style:font-size-asian="10pt" style:font-size-complex="10pt"/>
    </style:style>
    <style:style style:name="P20" style:family="paragraph" style:parent-style-name="List_20_Paragraph" style:list-style-name="WWNum6">
      <style:paragraph-properties fo:margin-top="0in" fo:margin-bottom="0in" style:contextual-spacing="true" fo:line-height="100%"/>
      <style:text-properties fo:font-size="10pt" style:font-size-asian="10pt" style:font-size-complex="10pt"/>
    </style:style>
    <style:style style:name="P21" style:family="paragraph" style:parent-style-name="List_20_Paragraph" style:list-style-name="WWNum4">
      <style:paragraph-properties fo:margin-left="0in" fo:margin-right="0in" fo:margin-top="0in" fo:margin-bottom="0in" style:contextual-spacing="true" fo:line-height="100%" fo:text-indent="0in" style:auto-text-indent="false"/>
      <style:text-properties fo:font-size="6pt" style:font-size-asian="5.25pt" style:font-size-complex="6pt"/>
    </style:style>
    <style:style style:name="P22" style:family="paragraph" style:parent-style-name="List_20_Paragraph" style:list-style-name="WWNum6">
      <style:paragraph-properties fo:margin-left="0in" fo:margin-right="0in" fo:margin-top="0in" fo:margin-bottom="0in" style:contextual-spacing="true" fo:line-height="100%" fo:text-indent="0in" style:auto-text-indent="false"/>
      <style:text-properties fo:font-size="6pt" style:font-size-asian="5.25pt" style:font-size-complex="6pt"/>
    </style:style>
    <style:style style:name="P23" style:family="paragraph" style:parent-style-name="List_20_Paragraph" style:list-style-name="WWNum3">
      <style:paragraph-properties fo:margin-top="0in" fo:margin-bottom="0in" style:contextual-spacing="true" fo:line-height="100%"/>
      <style:text-properties officeooo:rsid="002191d9" officeooo:paragraph-rsid="002191d9"/>
    </style:style>
    <style:style style:name="P24" style:family="paragraph" style:parent-style-name="Standard">
      <style:paragraph-properties fo:margin-top="0in" fo:margin-bottom="0in" style:contextual-spacing="false" fo:text-align="center" style:justify-single-word="false"/>
      <style:text-properties fo:font-size="16pt" style:font-size-asian="16pt" style:font-size-complex="16pt"/>
    </style:style>
    <style:style style:name="P25" style:family="paragraph" style:parent-style-name="Standard">
      <style:paragraph-properties fo:margin-top="0in" fo:margin-bottom="0in" style:contextual-spacing="false" fo:line-height="100%"/>
      <style:text-properties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top="0in" fo:margin-bottom="0in" style:contextual-spacing="false" fo:line-height="100%"/>
    </style:style>
    <style:style style:name="P27" style:family="paragraph" style:parent-style-name="Standard">
      <style:paragraph-properties fo:margin-top="0in" fo:margin-bottom="0in" style:contextual-spacing="false" fo:line-height="100%"/>
      <style:text-properties officeooo:paragraph-rsid="001dedd4"/>
    </style:style>
    <style:style style:name="P28" style:family="paragraph" style:parent-style-name="Standard">
      <style:paragraph-properties fo:margin-top="0in" fo:margin-bottom="0in" style:contextual-spacing="false" fo:line-height="100%"/>
      <style:text-properties officeooo:paragraph-rsid="00240952"/>
    </style:style>
    <style:style style:name="T1" style:family="text">
      <style:text-properties fo:color="#000000" loext:opacity="100%" fo:font-size="10pt" style:font-size-asian="10pt" style:font-size-complex="10pt"/>
    </style:style>
    <style:style style:name="T2" style:family="text">
      <style:text-properties fo:color="#000000" loext:opacity="100%" fo:font-size="10pt" style:text-underline-style="none" style:font-size-asian="10pt" style:font-size-complex="10pt"/>
    </style:style>
    <style:style style:name="T3" style:family="text">
      <style:text-properties fo:color="#000000" loext:opacity="100%" fo:font-size="10pt" style:text-underline-style="none" officeooo:rsid="001a517d" style:font-size-asian="10pt" style:font-size-complex="10pt"/>
    </style:style>
    <style:style style:name="T4" style:family="text">
      <style:text-properties style:use-window-font-color="true" loext:opacity="0%"/>
    </style:style>
    <style:style style:name="T5" style:family="text">
      <style:text-properties style:use-window-font-color="true" loext:opacity="0%" fo:font-size="10pt" style:text-underline-style="none" style:font-size-asian="10pt" style:font-size-complex="10pt"/>
    </style:style>
    <style:style style:name="T6" style:family="text">
      <style:text-properties style:use-window-font-color="true" loext:opacity="0%" fo:font-size="10pt" style:text-underline-style="none" style:font-size-asian="10pt" style:font-size-complex="10pt" style:font-weight-complex="bold"/>
    </style:style>
    <style:style style:name="T7" style:family="text">
      <style:text-properties style:use-window-font-color="true" loext:opacity="0%" fo:font-size="10pt" style:text-underline-style="none" fo:font-weight="bold" style:font-size-asian="10pt" style:font-weight-asian="bold" style:font-size-complex="10pt"/>
    </style:style>
    <style:style style:name="T8" style:family="text">
      <style:text-properties style:use-window-font-color="true" loext:opacity="0%" fo:font-size="10pt" style:text-underline-style="none" fo:font-weight="bold" style:font-size-asian="10pt" style:font-weight-asian="bold" style:font-size-complex="10pt" style:font-weight-complex="bold"/>
    </style:style>
    <style:style style:name="T9" style:family="text">
      <style:text-properties style:use-window-font-color="true" loext:opacity="0%" fo:font-size="10pt" style:text-underline-style="none" fo:font-weight="normal" style:font-size-asian="10pt" style:font-weight-asian="normal" style:font-size-complex="10pt" style:font-weight-complex="normal"/>
    </style:style>
    <style:style style:name="T10" style:family="text">
      <style:text-properties fo:font-size="10pt" fo:font-weight="bold" style:font-size-asian="10pt" style:font-weight-asian="bold" style:font-size-complex="10pt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fo:font-weight="bold" officeooo:rsid="00199cbc" style:font-size-asian="10pt" style:font-weight-asian="bold" style:font-size-complex="10pt" style:font-weight-complex="bold"/>
    </style:style>
    <style:style style:name="T13" style:family="text">
      <style:text-properties fo:font-size="10pt" fo:font-weight="bold" officeooo:rsid="001dedd4" style:font-size-asian="10pt" style:font-weight-asian="bold" style:font-size-complex="10pt" style:font-weight-complex="bold"/>
    </style:style>
    <style:style style:name="T14" style:family="text">
      <style:text-properties fo:font-size="10pt" fo:font-weight="bold" officeooo:rsid="00240952" style:font-size-asian="10pt" style:font-weight-asian="bold" style:font-size-complex="10pt" style:font-weight-complex="bold"/>
    </style:style>
    <style:style style:name="T15" style:family="text">
      <style:text-properties fo:font-size="10pt" fo:font-weight="bold" officeooo:rsid="001dedd4" style:font-size-asian="10pt" style:font-weight-asian="bold" style:font-size-complex="10pt"/>
    </style:style>
    <style:style style:name="T16" style:family="text">
      <style:text-properties fo:font-size="10pt" fo:font-weight="bold" officeooo:rsid="0022bbb0" style:font-size-asian="10pt" style:font-weight-asian="bold" style:font-size-complex="10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font-size-asian="10pt" style:font-size-complex="10pt" style:font-weight-complex="bold"/>
    </style:style>
    <style:style style:name="T19" style:family="text">
      <style:text-properties fo:font-size="10pt" officeooo:rsid="0017a556" style:font-size-asian="10pt" style:font-size-complex="10pt" style:font-weight-complex="bold"/>
    </style:style>
    <style:style style:name="T20" style:family="text">
      <style:text-properties fo:font-size="10pt" officeooo:rsid="00199cbc" style:font-size-asian="10pt" style:font-size-complex="10pt" style:font-weight-complex="bold"/>
    </style:style>
    <style:style style:name="T21" style:family="text">
      <style:text-properties fo:font-size="10pt" officeooo:rsid="001dedd4" style:font-size-asian="10pt" style:font-size-complex="10pt" style:font-weight-complex="bold"/>
    </style:style>
    <style:style style:name="T22" style:family="text">
      <style:text-properties fo:font-size="10pt" officeooo:rsid="0017a556" style:font-size-asian="10pt" style:font-size-complex="10pt"/>
    </style:style>
    <style:style style:name="T23" style:family="text">
      <style:text-properties fo:font-size="10pt" officeooo:rsid="00199cbc" style:font-size-asian="10pt" style:font-size-complex="10pt"/>
    </style:style>
    <style:style style:name="T24" style:family="text">
      <style:text-properties fo:font-size="10pt" officeooo:rsid="001a517d" style:font-size-asian="10pt" style:font-size-complex="10pt"/>
    </style:style>
    <style:style style:name="T25" style:family="text">
      <style:text-properties fo:font-size="10pt" officeooo:rsid="001dedd4" style:font-size-asian="10pt" style:font-size-complex="10pt"/>
    </style:style>
    <style:style style:name="T26" style:family="text">
      <style:text-properties fo:font-size="10pt" officeooo:rsid="002191d9" style:font-size-asian="10pt" style:font-size-complex="10pt"/>
    </style:style>
    <style:style style:name="T27" style:family="text">
      <style:text-properties fo:font-size="10pt" officeooo:rsid="00240952" style:font-size-asian="10pt" style:font-size-complex="10pt"/>
    </style:style>
    <style:style style:name="T28" style:family="text">
      <style:text-properties fo:font-size="10pt" fo:font-weight="normal" style:font-size-asian="10pt" style:font-weight-asian="normal" style:font-size-complex="10pt" style:font-weight-complex="normal"/>
    </style:style>
    <style:style style:name="T29" style:family="text">
      <style:text-properties fo:font-size="10pt" fo:font-weight="normal" officeooo:rsid="001dedd4" style:font-size-asian="10pt" style:font-weight-asian="normal" style:font-size-complex="10pt" style:font-weight-complex="normal"/>
    </style:style>
    <style:style style:name="T30" style:family="text">
      <style:text-properties fo:font-size="10pt" fo:font-weight="normal" officeooo:rsid="0022bbb0" style:font-size-asian="10pt" style:font-weight-asian="normal" style:font-size-complex="10pt" style:font-weight-complex="normal"/>
    </style:style>
    <style:style style:name="T31" style:family="text">
      <style:text-properties fo:font-size="10pt" fo:font-weight="normal" officeooo:rsid="00240952" style:font-size-asian="10pt" style:font-weight-asian="normal" style:font-size-complex="10pt" style:font-weight-complex="normal"/>
    </style:style>
    <style:style style:name="T3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Will Farhat</text:p>
      <text:p text:style-name="P6"><text:span text:style-name="Internet_20_link"><text:span text:style-name="T2">willf668@gmail.com </text:span></text:span><text:span text:style-name="Internet_20_link"><text:span text:style-name="T3">| </text:span></text:span><text:span text:style-name="T1">626-361-3282 | willfarhat.com</text:span><text:span text:style-name="Internet_20_link"><text:span text:style-name="T2"> | github.com/willf668 </text:span></text:span><text:span text:style-name="Internet_20_link"><text:span text:style-name="T3">| <text:s/>linkedin.com/in/will-farhat</text:span></text:span></text:p>
      <text:p text:style-name="P7"/>
      <text:h text:style-name="P8" text:outline-level="3">Education</text:h>
      <text:p text:style-name="P25">University of Southern California – Viterbi School of Engineering<text:tab/><text:tab/> <text:s text:c="7"/>Expected Graduation: May 2025</text:p>
      <text:p text:style-name="P3"><text:span text:style-name="T17">Bachelors of Science in Computer Science</text:span><text:span text:style-name="T11"> </text:span><text:span text:style-name="T18"><text:tab/></text:span><text:span text:style-name="T19">and Games <text:tab/><text:tab/><text:tab/><text:tab/><text:tab/><text:tab/> <text:s text:c="8"/>GPA: 3.</text:span><text:span text:style-name="T20">9</text:span><text:span text:style-name="T21">6</text:span></text:p>
      <text:p text:style-name="P2"><text:span text:style-name="T17">Honors: </text:span><text:span text:style-name="T22">Dean’s List, </text:span><text:span text:style-name="T23">CURVE </text:span><text:span text:style-name="T17">Research Fellow</text:span><text:span text:style-name="T22">ship, </text:span><text:span text:style-name="T26">Trojans Affiliates Scholar</text:span></text:p>
      <text:p text:style-name="P1"><text:span text:style-name="T11">Harvard-Westlake High </text:span><text:span text:style-name="T12">School</text:span><text:span text:style-name="T11"><text:tab/><text:tab/><text:tab/><text:tab/><text:tab/><text:tab/><text:tab/> <text:s text:c="4"/>June 2021 </text:span><text:span text:style-name="T12">| GPA: 4.43/3.89</text:span></text:p>
      <text:p text:style-name="P5"/>
      <text:h text:style-name="P8" text:outline-level="3">Skills</text:h>
      <text:list xml:id="list2022458456" text:style-name="WWNum1">
        <text:list-item>
          <text:p text:style-name="P17">C++, Java, Python, JavaScript/TypeScript/HTML/CSS, C#</text:p>
        </text:list-item>
        <text:list-item>
          <text:p text:style-name="P10"><text:span text:style-name="T17">React, </text:span><text:span text:style-name="T25">NextJS,</text:span><text:span text:style-name="T17"> Node.js, </text:span><text:span text:style-name="T25">Tailwind,</text:span><text:span text:style-name="T17"> </text:span><text:span text:style-name="T23">Express.js, GraphQL, MongoDB</text:span><text:span text:style-name="T17">, OpenCV, TensorFlow</text:span></text:p>
        </text:list-item>
        <text:list-item>
          <text:p text:style-name="P9"><text:span text:style-name="T17">Git, Linux, AWS EC2/S3/Elastic Beanstalk, Firebase, Docker/Kubernetes, Unity, </text:span><text:span text:style-name="T23">Steamworks</text:span></text:p>
        </text:list-item>
      </text:list>
      <text:p text:style-name="P4"/>
      <text:h text:style-name="Heading_20_3" text:outline-level="3"><text:span text:style-name="T4">Experience</text:span></text:h>
      <text:p text:style-name="P27"><text:span text:style-name="T16">Bloomberg LP - </text:span><text:span text:style-name="T29">Software Engineering Intern</text:span><text:span text:style-name="T10"><text:tab/><text:tab/><text:tab/></text:span><text:span text:style-name="T17"><text:tab/><text:tab/><text:tab/> <text:s text:c="9"/></text:span><text:span text:style-name="T13">May</text:span><text:span text:style-name="T11"> 202</text:span><text:span text:style-name="T13">2 </text:span><text:span text:style-name="T11">- </text:span><text:span text:style-name="T13">August 2022</text:span></text:p>
      <text:list xml:id="list2356009458" text:style-name="WWNum3">
        <text:list-item>
          <text:p text:style-name="P23"><text:span text:style-name="T28">Rebuilt the homepage for Bloomberg Businessweek in NextJS ; used by 10 million unique monthly users</text:span></text:p>
        </text:list-item>
        <text:list-item>
          <text:p text:style-name="P23"><text:span text:style-name="T30">Worked with senior engineers to design a new system for hydrating and rendering content on Bloomberg.com; deployed sitewide to 50 million unique monthly users</text:span></text:p>
        </text:list-item>
      </text:list>
      <text:p text:style-name="P28"><text:span text:style-name="T13">NASA SUITS Team Aegis</text:span><text:span text:style-name="T29"> </text:span><text:span text:style-name="T31">- </text:span><text:span text:style-name="T29">Terrain Team Lead and Engineer</text:span><text:span text:style-name="T28"><text:tab/></text:span><text:span text:style-name="T10"><text:tab/></text:span><text:span text:style-name="T17"><text:tab/><text:tab/> <text:s text:c="11"/></text:span><text:span text:style-name="T13">January</text:span><text:span text:style-name="T11"> 202</text:span><text:span text:style-name="T13">2 </text:span><text:span text:style-name="T11">- Present</text:span></text:p>
      <text:list xml:id="list20158807512090" text:continue-numbering="true" text:style-name="WWNum3">
        <text:list-item>
          <text:p text:style-name="P23"><text:span text:style-name="T17"/></text:p>
        </text:list-item>
      </text:list>
      <text:p text:style-name="P28"><text:span text:style-name="Internet_20_link"><text:span text:style-name="T7">USC One World Terrain Project </text:span></text:span><text:span text:style-name="Internet_20_link"><text:span text:style-name="T9">- </text:span></text:span><text:span text:style-name="T28">Undergrad Research Fellow<text:tab/></text:span><text:span text:style-name="T10"><text:tab/><text:tab/> <text:s text:c="12"/></text:span><text:span text:style-name="T11">August 2021 - Present</text:span></text:p>
      <text:p text:style-name="P2"><text:a xlink:type="simple" xlink:href="https://ict.usc.edu/prototypes/one-world-terrain-owt/" text:style-name="Internet_20_link" text:visited-style-name="Visited_20_Internet_20_Link"><text:span text:style-name="Internet_20_link"><text:span text:style-name="T5">USC One World Terrain Project</text:span></text:span></text:a><text:span text:style-name="T17">, Los Angeles, CA</text:span></text:p>
      <text:list xml:id="list20158581232328" text:continue-numbering="true" text:style-name="WWNum3">
        <text:list-item>
          <text:p text:style-name="P11"><text:span text:style-name="T24">R</text:span><text:span text:style-name="T17">esearching new advancements in segmentation techniques for large-scale terrain mapping with deep learning; to date, have found and presented 12 different academic publications to the team</text:span></text:p>
        </text:list-item>
        <text:list-item>
          <text:p text:style-name="P11"><text:span text:style-name="T17">Building synthetic training data in </text:span><text:span text:style-name="T22">CloudCompare</text:span><text:span text:style-name="T17">, with the goal of expanding training data by </text:span><text:span text:style-name="T22">20</text:span><text:span text:style-name="T17">%</text:span></text:p>
        </text:list-item>
      </text:list>
      <text:p text:style-name="P1"><text:span text:style-name="T11">Software Engineering Extern<text:tab/></text:span><text:span text:style-name="T17"><text:tab/><text:tab/><text:tab/><text:tab/><text:tab/><text:tab/> <text:s text:c="6"/><text:tab/> <text:s text:c="6"/></text:span><text:span text:style-name="T11">February 2021 - May 2021</text:span></text:p>
      <text:p text:style-name="P2"><text:a xlink:type="simple" xlink:href="https://qed.usc.edu/" text:style-name="Internet_20_link" text:visited-style-name="Visited_20_Internet_20_Link"><text:span text:style-name="Internet_20_link"><text:span text:style-name="T5">USC QED Research Lab</text:span></text:span></text:a><text:span text:style-name="T17">, Los Angeles, CA</text:span></text:p>
      <text:list xml:id="list3925927471" text:style-name="WWNum2">
        <text:list-item>
          <text:p text:style-name="P18">Developed Multi-Modal Visualizer, a Python visualization tool for medical time-series data, in 5 weeks</text:p>
        </text:list-item>
        <text:list-item>
          <text:p text:style-name="P12"><text:span text:style-name="T17">Interviewed 6 lab researchers and ensured the tool fulfilled their primary needs: handle different types of sensor streams concurrently, automatically parse CSV files, and run on modern and legacy </text:span><text:span text:style-name="T22">systems</text:span></text:p>
        </text:list-item>
        <text:list-item>
          <text:p text:style-name="P12"><text:span text:style-name="T22">Configured </text:span><text:span text:style-name="T17">automated deployment in Kubernetes to remove the need for manual </text:span><text:span text:style-name="T22">setup</text:span><text:span text:style-name="T17"> </text:span><text:span text:style-name="T22">and dependencies</text:span></text:p>
        </text:list-item>
      </text:list>
      <text:p text:style-name="P1"><text:span text:style-name="T14">Tiny Headed Kingdom</text:span><text:span text:style-name="T28"> - Freelance Full-Stack </text:span><text:span text:style-name="T31">Developer</text:span><text:span text:style-name="T28"><text:tab/><text:tab/><text:tab/><text:tab/> <text:s text:c="9"/></text:span><text:span text:style-name="T11">July 2020 - January 2021</text:span></text:p>
      <text:list xml:id="list571719188" text:style-name="WWNum4">
        <text:list-item>
          <text:p text:style-name="P13"><text:span text:style-name="T17">Designed </text:span><text:a xlink:type="simple" xlink:href="../../../../../../C:/Users/willf/AppData/Local/Temp/MicrosoftEdgeDownloads/18d2bb71-a0df-4cbf-98de-2ff3cf6e29cb/thkgame.com" text:style-name="Internet_20_link" text:visited-style-name="Visited_20_Internet_20_Link"><text:span text:style-name="Internet_20_link"><text:span text:style-name="T5">Tiny Headed Game</text:span></text:span></text:a><text:span text:style-name="T17">, a multiplayer game for the company’s Holiday 2020 marketing campaign</text:span></text:p>
        </text:list-item>
        <text:list-item>
          <text:p text:style-name="P13"><text:span text:style-name="T24">Deployed frontend and backend code </text:span><text:span text:style-name="T17">with Node.js, GameMaker Studio 2, AWS </text:span><text:span text:style-name="T23">EC2</text:span><text:span text:style-name="T17">, and Firebase</text:span></text:p>
        </text:list-item>
        <text:list-item>
          <text:p text:style-name="P13"><text:span text:style-name="T17">Managed server CI/CD during the game’s rollout; final product played by over 800 </text:span><text:span text:style-name="T23">users</text:span></text:p>
          <text:p text:style-name="P21"/>
        </text:list-item>
      </text:list>
      <text:h text:style-name="P8" text:outline-level="3">Involvement</text:h>
      <text:p text:style-name="P1"><text:span text:style-name="T10">Organizer and Instructor, </text:span><text:a xlink:type="simple" xlink:href="https://www.inc.hw.com/" text:style-name="Internet_20_link" text:visited-style-name="Visited_20_Internet_20_Link"><text:span text:style-name="Internet_20_link"><text:span text:style-name="T6">HW Inc</text:span></text:span></text:a><text:span text:style-name="T18"><text:tab/></text:span><text:span text:style-name="T10"><text:tab/></text:span><text:span text:style-name="T17"><text:tab/><text:tab/><text:tab/> <text:tab/><text:tab/> <text:s text:c="2"/></text:span><text:span text:style-name="T11">November 2018 - June 2021</text:span></text:p>
      <text:list xml:id="list2584809584" text:style-name="WWNum5">
        <text:list-item>
          <text:p text:style-name="P14"><text:span text:style-name="T24">Managed</text:span><text:span text:style-name="T17"> and organized Harvard-Westlake’s 45-person annual entrepreneurship camp for 3 years</text:span></text:p>
        </text:list-item>
        <text:list-item>
          <text:p text:style-name="P19">Taught workshops on competitive landscapes, branding, and MVP development</text:p>
        </text:list-item>
        <text:list-item>
          <text:p text:style-name="P14"><text:span text:style-name="T24">Designed </text:span><text:span text:style-name="T17">and </text:span><text:span text:style-name="T24">programmed </text:span><text:span text:style-name="T17">an online social hub in 3 weeks </text:span><text:span text:style-name="T22">during the Covid-19 pandemic</text:span><text:span text:style-name="T17">, allowing over 100 participants and alumni to communicate through a multiplayer recreation of the school library</text:span></text:p>
        </text:list-item>
        <text:list-item>
          <text:p text:style-name="P19">Presented each year’s progress to audiences of up to 300 people</text:p>
        </text:list-item>
      </text:list>
      <text:p text:style-name="P1"><text:span text:style-name="T11">Computer Science Mentor, </text:span><text:a xlink:type="simple" xlink:href="https://leadersunitedforchange.org/" text:style-name="Internet_20_link" text:visited-style-name="Visited_20_Internet_20_Link"><text:span text:style-name="Internet_20_link"><text:span text:style-name="T5">Leaders United for Change</text:span></text:span></text:a><text:span text:style-name="T17"><text:tab/><text:tab/><text:tab/> <text:s text:c="2"/><text:tab/> <text:s text:c="11"/></text:span><text:span text:style-name="T11">March 2020-June 2021</text:span></text:p>
      <text:list xml:id="list626041379" text:style-name="WWNum6">
        <text:list-item>
          <text:p text:style-name="P15"><text:span text:style-name="T24">Oversaw</text:span><text:span text:style-name="T17"> online Python tutoring sessions through Zoom for over 50 middle school students</text:span></text:p>
        </text:list-item>
        <text:list-item>
          <text:p text:style-name="P20">Wrote and taught a 6-week summer program about Python, HTML, and Machine Learning to 60 students</text:p>
          <text:p text:style-name="P22"/>
        </text:list-item>
      </text:list>
      <text:h text:style-name="P8" text:outline-level="3">Projects</text:h>
      <text:list xml:id="list4039711904" text:style-name="WWNum7">
        <text:list-item>
          <text:p text:style-name="P16"><text:span text:style-name="Internet_20_link"><text:span text:style-name="T8">FreehandVR</text:span></text:span><text:span text:style-name="Internet_20_link"><text:span text:style-name="T5"> – marker-less VR hand-tracking prototype using C# and Python</text:span></text:span></text:p>
        </text:list-item>
        <text:list-item>
          <text:p text:style-name="P16"><text:a xlink:type="simple" xlink:href="https://willfarhat.com/#remotion" text:style-name="Internet_20_link" text:visited-style-name="Visited_20_Internet_20_Link"><text:span text:style-name="Internet_20_link"><text:span text:style-name="T8">ReMotion</text:span></text:span></text:a><text:span text:style-name="T17"> – 3D positional tracking software for AR game design using Python and C++</text:span></text:p>
        </text:list-item>
        <text:list-item>
          <text:p text:style-name="P16"><text:soft-page-break/><text:span text:style-name="T11">Markov Books</text:span><text:span text:style-name="T17"> – procedural book extender using a Java implementation of Markov chains</text:span></text:p>
        </text:list-item>
        <text:list-item>
          <text:p text:style-name="P16"><text:a xlink:type="simple" xlink:href="https://willfarhat.com/#mmomaker" text:style-name="Internet_20_link" text:visited-style-name="Visited_20_Internet_20_Link"><text:span text:style-name="Internet_20_link"><text:span text:style-name="T8">MMOMaker</text:span></text:span></text:a><text:span text:style-name="T17"> – open-source MMO framework for GameMaker Studio 2</text:span></text:p>
        </text:list-item>
        <text:list-item>
          <text:p text:style-name="P16"><text:span text:style-name="T11">Willfarhat.com –</text:span><text:span text:style-name="T17"> <text:s/>full-stack website hosted on Linux and built with React, TypeScript, and Node.js</text:span></text:p>
        </text:list-item>
        <text:list-item>
          <text:p text:style-name="P16"><text:a xlink:type="simple" xlink:href="https://willfarhat.com/#coffeehouse" text:style-name="Internet_20_link" text:visited-style-name="Visited_20_Internet_20_Link"><text:span text:style-name="Internet_20_link"><text:span text:style-name="T8">Coffeehouse</text:span></text:span></text:a><text:span text:style-name="T17"> – WebRTC and JavaScript powered conference calling for music sharing and jam sessions</text:span></text:p>
        </text:list-item>
        <text:list-item>
          <text:p text:style-name="P16"><text:span text:style-name="T11">Inc View –</text:span><text:span text:style-name="T17"> Node.js video calling web app to connect multiple computers into a geographic camera network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2_20_Char" style:display-name="Heading 2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/>
    </style:style>
    <style:style style:name="Heading_20_1_20_Char" style:display-name="Heading 1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nnifer O'Connor</meta:initial-creator>
    <meta:editing-cycles>34</meta:editing-cycles>
    <meta:creation-date>2021-09-17T09:27:00</meta:creation-date>
    <dc:date>2022-06-30T02:01:57.533127697</dc:date>
    <dc:language>en-US</dc:language>
    <meta:editing-duration>PT3H35M8S</meta:editing-duration>
    <meta:generator>LibreOffice/7.3.4.2$Linux_X86_64 LibreOffice_project/8cb1c265a8f71ce63e37a2ff337b4f2ebc525cbc</meta:generator>
    <meta:document-statistic meta:table-count="0" meta:image-count="0" meta:object-count="0" meta:page-count="2" meta:paragraph-count="49" meta:word-count="555" meta:character-count="3817" meta:non-whitespace-character-count="3184"/>
    <meta:user-defined meta:name="AppVersion">16.0000</meta:user-defined>
    <meta:user-defined meta:name="Company">University of Southern California</meta:user-defined>
    <meta:template xlink:type="simple" xlink:actuate="onRequest" xlink:title="Normal.dotm" xlink:href=""/>
  </office:meta>
</office:document-meta>
</file>